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56000" officeooo:paragraph-rsid="0015600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56000" officeooo:paragraph-rsid="0015600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56000" officeooo:paragraph-rsid="00156000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156000" officeooo:paragraph-rsid="00156000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2pt" officeooo:rsid="00156000" officeooo:paragraph-rsid="00156000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2pt" officeooo:rsid="00156000" officeooo:paragraph-rsid="00156000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imes New Roman" fo:font-size="12pt" officeooo:rsid="00156000" officeooo:paragraph-rsid="00156000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Times New Roman" fo:font-size="12pt" officeooo:paragraph-rsid="0015d062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officeooo:rsid="0015d062" officeooo:paragraph-rsid="0015d062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2pt" officeooo:rsid="00179197" officeooo:paragraph-rsid="00179197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officeooo:rsid="001991a6" officeooo:paragraph-rsid="001991a6" style:font-size-asian="10.5pt" style:font-size-complex="12pt"/>
    </style:style>
    <style:style style:name="T1" style:family="text">
      <style:text-properties officeooo:rsid="00156000"/>
    </style:style>
    <style:style style:name="T2" style:family="text">
      <style:text-properties officeooo:rsid="0015d0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lgorithms 3.0</text:p>
      <text:p text:style-name="P1">Project Description</text:p>
      <text:p text:style-name="P1"/>
      <text:p text:style-name="P2">Purpose:</text:p>
      <text:p text:style-name="P3">To rewrite Musicalgorithms 2.0 in HTML5 so that it is more usable and less prone to crashing.</text:p>
      <text:p text:style-name="P3"/>
      <text:p text:style-name="P3">Goals:</text:p>
      <text:list xml:id="list2653169153933562071" text:style-name="L1">
        <text:list-item>
          <text:p text:style-name="P4">Improve usability </text:p>
        </text:list-item>
        <text:list-item>
          <text:p text:style-name="P4">Convert java applet to HTML5</text:p>
        </text:list-item>
        <text:list-item>
          <text:p text:style-name="P4">Implement a new algorithm</text:p>
        </text:list-item>
        <text:list-item>
          <text:p text:style-name="P4">Implement more voice options</text:p>
        </text:list-item>
      </text:list>
      <text:p text:style-name="P3"/>
      <text:p text:style-name="P3">Progress so far:</text:p>
      <text:list xml:id="list5293232475191374097" text:style-name="L2">
        <text:list-item>
          <text:p text:style-name="P5">Basic functionality from java applet has been ported over to HTML5 application</text:p>
          <text:list>
            <text:list-item>
              <text:p text:style-name="P5">Allows user to select from a list of pre-generated data</text:p>
            </text:list-item>
            <text:list-item>
              <text:p text:style-name="P5">User can choose mapping method</text:p>
            </text:list-item>
            <text:list-item>
              <text:p text:style-name="P9">User can select range for the input</text:p>
            </text:list-item>
            <text:list-item>
              <text:p text:style-name="P11">User can enter custom data</text:p>
            </text:list-item>
          </text:list>
        </text:list-item>
        <text:list-item>
          <text:p text:style-name="P5">Improved usability and user friendliness</text:p>
        </text:list-item>
        <text:list-item>
          <text:p text:style-name="P5">Added multi-voice support</text:p>
        </text:list-item>
        <text:list-item>
          <text:p text:style-name="P5">Improved look and feel</text:p>
        </text:list-item>
        <text:list-item>
          <text:p text:style-name="P5">Faster and more optimized</text:p>
        </text:list-item>
        <text:list-item>
          <text:p text:style-name="P5">Added tabbed view for concise editing</text:p>
        </text:list-item>
        <text:list-item>
          <text:p text:style-name="P10">Save midi file that contain more than one voice</text:p>
        </text:list-item>
      </text:list>
      <text:p text:style-name="P3"/>
      <text:p text:style-name="P3">Shortcomings:</text:p>
      <text:list xml:id="list8615319152801101324" text:style-name="L3">
        <text:list-item>
          <text:p text:style-name="P8"><text:span text:style-name="T2">Some features broke after implementing multi-voice support</text:span></text:p>
        </text:list-item>
        <text:list-item>
          <text:p text:style-name="P6">Play tab is lacking some features present in version 2.0</text:p>
        </text:list-item>
        <text:list-item>
          <text:p text:style-name="P6">Bugs need to be fixed for some new errors</text:p>
        </text:list-item>
      </text:list>
      <text:p text:style-name="P3"/>
      <text:p text:style-name="P3">Long-term goals:</text:p>
      <text:list xml:id="list3047219312195263792" text:style-name="L4">
        <text:list-item>
          <text:p text:style-name="P7">Implement morphing algorithm</text:p>
        </text:list-item>
        <text:list-item>
          <text:p text:style-name="P7">Add login page with user benefits</text:p>
        </text:list-item>
        <text:list-item>
          <text:p text:style-name="P7">Fix bugs</text:p>
        </text:list-item>
        <text:list-item>
          <text:p text:style-name="P7">Add proper testing features</text:p>
        </text:list-item>
        <text:list-item>
          <text:p text:style-name="P7">Make more modular and scal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9:29:18.85</meta:creation-date>
    <dc:date>2014-03-08T05:13:17.487985058</dc:date>
    <meta:editing-duration>PT6M8S</meta:editing-duration>
    <meta:editing-cycles>5</meta:editing-cycles>
    <meta:generator>LibreOffice/4.1.3.2$Linux_X86_64 LibreOffice_project/410m0$Build-2</meta:generator>
    <dc:creator>Machine </dc:creator>
    <meta:document-statistic meta:table-count="0" meta:image-count="0" meta:object-count="0" meta:page-count="1" meta:paragraph-count="31" meta:word-count="184" meta:character-count="1014" meta:non-whitespace-character-count="883"/>
  </office:meta>
</office:document-meta>
</file>